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head&gt;<text:line-break/> <text:s/>&lt;meta charset="utf-8"&gt;<text:line-break/> <text:s/>&lt;meta name="viewport" content="width=device-width"&gt;<text:line-break/> <text:s/>&lt;title&gt;gamememory&lt;/title&gt;<text:line-break/> <text:s/>&lt;link href="style.css" rel="stylesheet" type="text/css" /&gt;<text:line-break/> <text:s/>&lt;script src="script.js" defer&gt;&lt;/script&gt;<text:line-break/>&lt;/head&gt;<text:line-break/><text:line-break/>&lt;body&gt;<text:line-break/> <text:s/>&lt;h1&gt;Memory Game&lt;/h1&gt;<text:line-break/> <text:s/>&lt;input id="Name"&gt;Please enter your name&lt;/input&gt;<text:line-break/> <text:s/>&lt;br&gt;<text:line-break/> <text:s/>&lt;div class="game-board" id="board"&gt;<text:line-break/> <text:s text:c="3"/><text:line-break/> <text:s/>&lt;/div&gt; <text:line-break/><text:line-break/><text:line-break/>&lt;/body&gt;<text:line-break/><text:line-break/>&lt;/html&gt;</text:p>
      <text:p text:style-name="Standard"/>
      <text:p text:style-name="Standard">html {<text:line-break/> <text:s/>height: 100%;<text:line-break/> <text:s/>width: 100%;<text:line-break/>}<text:line-break/>body{<text:line-break/> <text:s/>background-color: #333333;<text:line-break/> <text:s/>justify-content: center;<text:line-break/> <text:s/>color: whitesmoke;<text:line-break/>}<text:line-break/>input{<text:line-break/> <text:s/>margin-right: 300px;<text:line-break/>}<text:line-break/>h1{<text:line-break/> <text:s/>text-align: center;<text:line-break/>}<text:line-break/>.game-board{<text:line-break/> <text:s/>display:grid;<text:line-break/> <text:s/>margin: auto;<text:line-break/> <text:s/>grid-template-columns: repeat(4,100px);<text:line-break/> <text:s/>gap: 5px;<text:line-break/> <text:s/>box-sizing: border-box;<text:line-break/> <text:s/>justify-content: center;<text:line-break/>}<text:line-break/>.tile {<text:line-break/> <text:s/>height: 100px;<text:line-break/> <text:s/>background: #111111;<text:line-break/> <text:s/>border: 5px solid #444444;<text:line-break/> <text:s/>cursor: pointer;<text:line-break/><text:soft-page-break/>}<text:line-break/>input{<text:line-break/> <text:s/>margin-right: 20px;<text:line-break/> <text:s/>margin-left: 600px;<text:line-break/> <text:s/><text:line-break/> <text:s/><text:line-break/>}</text:p>
      <text:p text:style-name="Standard"/>
      <text:p text:style-name="Standard">const container = document.querySelector(".game-board");<text:line-break/>const colors = ["red", "blue", "green", "yellow", "purple", "orange","aqua","brown"];<text:line-break/>const colorsPicklist = [...colors, ...colors];<text:line-break/>let tileCount = colorsPicklist.length;<text:line-break/><text:line-break/>const nameEl = document.getElementById("Name");<text:line-break/>const nameOfPlayer = nameEl.value;<text:line-break/><text:line-break/>let revealedCount = 0;<text:line-break/>let activeTile = null;<text:line-break/>let awaitingEndOfMove = false;<text:line-break/><text:line-break/><text:line-break/>for(i=0;i&lt;tileCount;i++){<text:line-break/> <text:s/>const randomIndex = Math.floor(Math.random() * colorsPicklist.length);<text:line-break/> <text:s/>const color = colorsPicklist[randomIndex]<text:line-break/> <text:s/><text:line-break/> <text:s/>colorsPicklist.splice(randomIndex, 1); <text:s/><text:line-break/><text:line-break/> <text:s/>//calling the buildTile function<text:line-break/> <text:s/>const tile = buildTile(color);<text:line-break/> <text:s/>container.appendChild(tile);<text:line-break/> <text:s/><text:line-break/>}<text:line-break/><text:line-break/>function buildTile(color){<text:line-break/> <text:s/>const element = document.createElement("div"); <text:s/><text:line-break/> <text:s/>element.classList.add("tile");<text:line-break/> <text:s/>element.setAttribute("color",color);<text:line-break/> <text:s/>element.setAttribute("color-revealed","false");<text:line-break/><text:line-break/> <text:s/>//adding click event listener<text:line-break/> <text:s/>element.addEventListener("click",() =&gt; {<text:line-break/> <text:s text:c="3"/>const revealed = element.getAttribute("color-revealed");<text:line-break/> <text:s text:c="3"/>if(awaitingEndOfMove || revealed === "true" || element === activeTile){<text:line-break/> <text:s text:c="5"/>return;<text:line-break/> <text:s text:c="3"/>}<text:line-break/> <text:s text:c="3"/>element.style.backgroundColor = color;<text:line-break/><text:line-break/> <text:s text:c="3"/>if(!activeTile){<text:line-break/> <text:s text:c="5"/>activeTile = element;<text:line-break/><text:soft-page-break/> <text:s text:c="5"/>return;<text:line-break/> <text:s text:c="3"/>}<text:line-break/><text:line-break/> <text:s text:c="3"/>const colorMatch = activeTile.getAttribute("color");<text:line-break/><text:line-break/> <text:s text:c="3"/>if(colorMatch === color){<text:line-break/> <text:s text:c="5"/>element.setAttribute("color-revealed","true");<text:line-break/> <text:s text:c="5"/>activeTile.setAttribute("color-revealed","true");<text:line-break/> <text:s text:c="5"/><text:line-break/> <text:s text:c="5"/>activeTile = null;<text:line-break/> <text:s text:c="5"/>awaitingEndOfMove = false;<text:line-break/> <text:s text:c="5"/>revealedCount+=2;<text:line-break/><text:line-break/> <text:s text:c="5"/>if(revealedCount === tileCount){<text:line-break/> <text:s text:c="7"/>alert(`${nameOfPlayer} You Win! Refresh to start again.`);<text:line-break/> <text:s text:c="5"/>}<text:line-break/> <text:s text:c="5"/>return;<text:line-break/> <text:s text:c="3"/><text:line-break/> <text:s text:c="3"/><text:line-break/> <text:s text:c="3"/>}<text:line-break/> <text:s text:c="3"/>awaitingEndOfMove = true;<text:line-break/><text:line-break/> <text:s text:c="3"/>//creating a function for timeout or time delay<text:line-break/> <text:s text:c="3"/>setTimeout(() =&gt; {<text:line-break/> <text:s text:c="5"/>element.style.backgroundColor = null;<text:line-break/> <text:s text:c="5"/>activeTile.style.backgroundColor = null;<text:line-break/><text:line-break/> <text:s text:c="5"/>awaitingEndOfMove = false;<text:line-break/> <text:s text:c="5"/>activeTile = null;<text:line-break/> <text:s text:c="5"/>}, 1000);<text:line-break/> <text:s text:c="3"/><text:line-break/> <text:s/>})<text:line-break/> <text:s/>return element;<text:line-break/><text:line-break/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14:27:04.678000000</meta:creation-date>
    <dc:date>2023-11-14T15:20:14.045000000</dc:date>
    <meta:editing-duration>PT53M10S</meta:editing-duration>
    <meta:editing-cycles>1</meta:editing-cycles>
    <meta:document-statistic meta:table-count="0" meta:image-count="0" meta:object-count="0" meta:page-count="3" meta:paragraph-count="3" meta:word-count="252" meta:character-count="2847" meta:non-whitespace-character-count="2298"/>
    <meta:generator>LibreOffice/7.6.2.1$Windows_X86_64 LibreOffice_project/56f7684011345957bbf33a7ee678afaf4d2ba333</meta:generator>
  </office:meta>
</office:document-meta>
</file>